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2pt" officeooo:paragraph-rsid="0011d610" style:font-size-asian="12pt" style:font-size-complex="12pt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rsid="0011d610" officeooo:paragraph-rsid="0011d61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11d610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d610" style:font-size-asian="10pt" style:font-size-complex="10pt"/>
    </style:style>
    <style:style style:name="P11" style:family="paragraph" style:parent-style-name="UrbanBody">
      <style:text-properties style:font-name="Times New Roman2" fo:font-size="12pt" style:font-size-asian="12pt" style:font-size-complex="12pt"/>
    </style:style>
    <style:style style:name="P12" style:family="paragraph" style:parent-style-name="UrbanBody">
      <style:text-properties officeooo:paragraph-rsid="0011d610"/>
    </style:style>
    <style:style style:name="P13" style:family="paragraph" style:parent-style-name="UrbanBody">
      <style:paragraph-properties fo:text-align="end" style:justify-single-word="false"/>
    </style:style>
    <style:style style:name="P14" style:family="paragraph" style:parent-style-name="UrbanTitle">
      <style:text-properties style:font-name="Times New Roman2" fo:font-size="14pt" fo:font-style="normal" style:text-underline-style="solid" style:text-underline-width="auto" style:text-underline-color="font-color" officeooo:paragraph-rsid="0011d610" style:font-size-asian="14pt" style:font-style-asian="normal" style:font-size-complex="14pt" style:font-style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bold" officeooo:rsid="0084aa93" style:font-size-asian="11pt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10"/></text:p>
            <text:p text:style-name="P7"><text:span text:style-name="T12">COPIE POUR INFORMATION A : 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  <text:p text:style-name="P8"><text:span text:style-name="T10">R</text:span><text:span text:style-name="T9">ECOMMANDE</text:span></text:p>
          </table:table-cell>
        </table:table-row>
      </table:table>
      <text:p text:style-name="P14"/>
      <text:p text:style-name="P14">Décision concernant votre demande de permis d'urbanisme</text:p>
      <text:p text:style-name="UrbanBody"/>
      <text:p text:style-name="P11"/>
      <text:p text:style-name="UrbanBody"/>
      <text:p text:style-name="UrbanBody"><office:annotation><dc:creator>Gauthier Bastien</dc:creator><dc:date>2011-02-16T16:12:24</dc:date><text:p text:style-name="P15"><text:span text:style-name="T16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P12"><text:tab/><text:span text:style-name="T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6">,</text:span></text:p>
      <text:p text:style-name="P12"><text:span text:style-name="T6"/></text:p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5"><text:text-input text:description="Décision">self.getValueForTemplate('decision', obj=urbanEventObj).upper()</text:text-input></text:span>.</text:p>
      <text:p text:style-name="UrbanBody"/>
      <text:p text:style-name="P12"><text:tab/>Vous souhaitant bonne réception de cette lettre et de son annexe, nous vous prions d'agréer, <text:span text:style-name="T6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8:08.004799340</dc:date>
    <dc:language>fr-FR</dc:language>
    <meta:editing-cycles>77</meta:editing-cycles>
    <meta:editing-duration>P1DT8H30M44S</meta:editing-duration>
    <meta:document-statistic meta:table-count="1" meta:image-count="0" meta:object-count="0" meta:page-count="1" meta:paragraph-count="14" meta:word-count="131" meta:character-count="1096" meta:non-whitespace-character-count="992"/>
    <meta:user-defined meta:name="Info 1"/>
    <meta:user-defined meta:name="Info 2"/>
    <meta:user-defined meta:name="Info 3"/>
    <meta:user-defined meta:name="Info 4"/>
  </office:meta>
</office:document-meta>
</file>